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, Menlo, Monaco, Consolas, 'Courier New', monospace"/>
    <style:font-face style:name="FreeSans1" svg:font-family="FreeSans" style:font-family-generic="swiss"/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Gras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16.1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5302d" officeooo:paragraph-rsid="0015302d"/>
    </style:style>
    <style:style style:name="P2" style:family="paragraph" style:parent-style-name="Standard">
      <style:paragraph-properties fo:text-align="start" style:justify-single-word="false"/>
      <style:text-properties officeooo:rsid="0015d6e2" officeooo:paragraph-rsid="0015d6e2"/>
    </style:style>
    <style:style style:name="P3" style:family="paragraph" style:parent-style-name="Standard">
      <style:paragraph-properties fo:text-align="start" style:justify-single-word="false"/>
      <style:text-properties officeooo:rsid="0016e4ea" officeooo:paragraph-rsid="0016e4ea"/>
    </style:style>
    <style:style style:name="P4" style:family="paragraph" style:parent-style-name="Standard">
      <style:paragraph-properties fo:text-align="start" style:justify-single-word="false"/>
      <style:text-properties officeooo:rsid="0018cdad" officeooo:paragraph-rsid="0018cda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8cdad" officeooo:paragraph-rsid="0018cda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ff408" officeooo:paragraph-rsid="001ff408"/>
    </style:style>
    <style:style style:name="P7" style:family="paragraph" style:parent-style-name="Standard">
      <style:paragraph-properties fo:text-align="start" style:justify-single-word="false"/>
      <style:text-properties officeooo:rsid="0022963a" officeooo:paragraph-rsid="0022963a"/>
    </style:style>
    <style:style style:name="P8" style:family="paragraph" style:parent-style-name="Standard">
      <style:paragraph-properties fo:text-align="start" style:justify-single-word="false"/>
      <style:text-properties officeooo:rsid="0023e13e" officeooo:paragraph-rsid="0023e13e"/>
    </style:style>
    <style:style style:name="P9" style:family="paragraph" style:parent-style-name="Standard">
      <style:text-properties officeooo:rsid="0025f7c2" officeooo:paragraph-rsid="0025f7c2"/>
    </style:style>
    <style:style style:name="P10" style:family="paragraph" style:parent-style-name="Footnote">
      <style:text-properties officeooo:rsid="001e8207" officeooo:paragraph-rsid="001e8207"/>
    </style:style>
    <style:style style:name="P11" style:family="paragraph" style:parent-style-name="Heading_20_1">
      <style:text-properties officeooo:paragraph-rsid="00214c6f"/>
    </style:style>
    <style:style style:name="P12" style:family="paragraph" style:parent-style-name="Heading_20_1">
      <style:text-properties officeooo:rsid="00447b02" officeooo:paragraph-rsid="00447b02"/>
    </style:style>
    <style:style style:name="P13" style:family="paragraph" style:parent-style-name="Footnote">
      <style:text-properties officeooo:rsid="0040e329" officeooo:paragraph-rsid="0040e329"/>
    </style:style>
    <style:style style:name="P14" style:family="paragraph" style:parent-style-name="Footnote">
      <style:text-properties officeooo:rsid="00447b02" officeooo:paragraph-rsid="00447b02"/>
    </style:style>
    <style:style style:name="P15" style:family="paragraph" style:parent-style-name="Heading_20_2">
      <style:text-properties officeooo:paragraph-rsid="0028634a"/>
    </style:style>
    <style:style style:name="P16" style:family="paragraph" style:parent-style-name="URL">
      <style:text-properties fo:font-weight="normal" officeooo:rsid="00266b82" officeooo:paragraph-rsid="00483281" style:font-weight-asian="normal" style:font-weight-complex="normal"/>
    </style:style>
    <style:style style:name="P17" style:family="paragraph" style:parent-style-name="URL">
      <style:text-properties fo:font-weight="normal" officeooo:rsid="00266b82" officeooo:paragraph-rsid="004a9a17" style:font-weight-asian="normal" style:font-weight-complex="normal"/>
    </style:style>
    <style:style style:name="P18" style:family="paragraph" style:parent-style-name="URL">
      <style:text-properties officeooo:paragraph-rsid="00461074"/>
    </style:style>
    <style:style style:name="P19" style:family="paragraph" style:parent-style-name="code">
      <style:text-properties officeooo:paragraph-rsid="004c5310"/>
    </style:style>
    <style:style style:name="P20" style:family="paragraph" style:parent-style-name="code">
      <style:text-properties fo:font-weight="bold" officeooo:rsid="00266b82" officeooo:paragraph-rsid="004c8c8a" style:font-weight-asian="bold" style:font-weight-complex="bold"/>
    </style:style>
    <style:style style:name="P21" style:family="paragraph" style:parent-style-name="code">
      <style:text-properties officeooo:paragraph-rsid="004c8c8a"/>
    </style:style>
    <style:style style:name="P22" style:family="paragraph" style:parent-style-name="Text_20_body">
      <style:text-properties fo:font-weight="bold" officeooo:rsid="00266b82" officeooo:paragraph-rsid="0028634a" style:font-weight-asian="bold" style:font-weight-complex="bold"/>
    </style:style>
    <style:style style:name="P23" style:family="paragraph" style:parent-style-name="Text_20_body">
      <style:text-properties fo:font-weight="bold" officeooo:rsid="00266b82" officeooo:paragraph-rsid="00266b82" style:font-weight-asian="bold" style:font-weight-complex="bold"/>
    </style:style>
    <style:style style:name="P24" style:family="paragraph" style:parent-style-name="Text_20_body">
      <style:text-properties fo:font-weight="bold" officeooo:rsid="00266b82" officeooo:paragraph-rsid="00483281" style:font-weight-asian="bold" style:font-weight-complex="bold"/>
    </style:style>
    <style:style style:name="P25" style:family="paragraph" style:parent-style-name="Text_20_body">
      <style:text-properties fo:font-weight="bold" officeooo:rsid="00266b82" officeooo:paragraph-rsid="004a9a17" style:font-weight-asian="bold" style:font-weight-complex="bold"/>
    </style:style>
    <style:style style:name="P26" style:family="paragraph" style:parent-style-name="Text_20_body">
      <style:text-properties fo:font-weight="bold" officeooo:rsid="003fb2b3" officeooo:paragraph-rsid="003fb2b3" style:font-weight-asian="bold" style:font-weight-complex="bold"/>
    </style:style>
    <style:style style:name="P27" style:family="paragraph" style:parent-style-name="Text_20_body">
      <style:text-properties fo:font-weight="bold" officeooo:rsid="00461074" officeooo:paragraph-rsid="00461074" style:font-weight-asian="bold" style:font-weight-complex="bold"/>
    </style:style>
    <style:style style:name="P28" style:family="paragraph" style:parent-style-name="Text_20_body">
      <style:text-properties fo:font-weight="bold" officeooo:rsid="00461074" officeooo:paragraph-rsid="00483281" style:font-weight-asian="bold" style:font-weight-complex="bold"/>
    </style:style>
    <style:style style:name="P29" style:family="paragraph" style:parent-style-name="Text_20_body">
      <style:text-properties fo:font-weight="bold" officeooo:rsid="00461074" officeooo:paragraph-rsid="004a9a17" style:font-weight-asian="bold" style:font-weight-complex="bold"/>
    </style:style>
    <style:style style:name="P30" style:family="paragraph" style:parent-style-name="Text_20_body">
      <style:text-properties fo:font-style="italic" officeooo:rsid="00266b82" officeooo:paragraph-rsid="0028634a" style:font-style-asian="italic" style:font-style-complex="italic"/>
    </style:style>
    <style:style style:name="P31" style:family="paragraph" style:parent-style-name="Text_20_body">
      <style:text-properties officeooo:rsid="00447b02" officeooo:paragraph-rsid="00447b02"/>
    </style:style>
    <style:style style:name="P32" style:family="paragraph" style:parent-style-name="Text_20_body">
      <style:text-properties officeooo:paragraph-rsid="004a9a17"/>
    </style:style>
    <style:style style:name="P33" style:family="paragraph" style:parent-style-name="Text_20_body">
      <style:paragraph-properties fo:text-align="justify" style:justify-single-word="false">
        <style:tab-stops>
          <style:tab-stop style:position="16.999cm" style:type="right"/>
        </style:tab-stops>
      </style:paragraph-properties>
      <style:text-properties style:font-name="Liberation Sans" fo:font-size="8pt" fo:font-weight="bold" officeooo:paragraph-rsid="004d894e" style:font-size-asian="8pt" style:font-weight-asian="bold" style:font-size-complex="8pt" style:font-weight-complex="bold"/>
    </style:style>
    <style:style style:name="P34" style:family="paragraph" style:parent-style-name="Standard" style:list-style-name="L1">
      <style:text-properties officeooo:rsid="0028634a" officeooo:paragraph-rsid="0028634a"/>
    </style:style>
    <style:style style:name="P35" style:family="paragraph" style:parent-style-name="Standard" style:list-style-name="L1">
      <style:text-properties officeooo:rsid="0028634a" officeooo:paragraph-rsid="003434f0"/>
    </style:style>
    <style:style style:name="P36" style:family="paragraph" style:parent-style-name="Standard" style:list-style-name="L3">
      <style:text-properties officeooo:rsid="0028634a" officeooo:paragraph-rsid="00302db1"/>
    </style:style>
    <style:style style:name="P37" style:family="paragraph" style:parent-style-name="Standard" style:list-style-name="L3">
      <style:text-properties officeooo:rsid="0028634a" officeooo:paragraph-rsid="00321772"/>
    </style:style>
    <style:style style:name="P38" style:family="paragraph" style:parent-style-name="Standard" style:list-style-name="L3">
      <style:text-properties officeooo:rsid="0028634a" officeooo:paragraph-rsid="003327a5"/>
    </style:style>
    <style:style style:name="P39" style:family="paragraph" style:parent-style-name="Standard" style:list-style-name="L3">
      <style:text-properties officeooo:rsid="0028634a" officeooo:paragraph-rsid="00376e9d"/>
    </style:style>
    <style:style style:name="P40" style:family="paragraph" style:parent-style-name="Standard">
      <style:text-properties officeooo:rsid="0028634a" officeooo:paragraph-rsid="00302db1"/>
    </style:style>
    <style:style style:name="P41" style:family="paragraph" style:parent-style-name="Standard">
      <style:text-properties officeooo:rsid="0028634a" officeooo:paragraph-rsid="003eadac"/>
    </style:style>
    <style:style style:name="P42" style:family="paragraph" style:parent-style-name="Standard">
      <style:text-properties officeooo:rsid="0028634a" officeooo:paragraph-rsid="00461074"/>
    </style:style>
    <style:style style:name="P43" style:family="paragraph" style:parent-style-name="Standard">
      <style:text-properties fo:font-variant="normal" fo:text-transform="none" fo:color="#666666" style:font-name="Ubuntu Mono" fo:font-size="12pt" fo:letter-spacing="normal" fo:font-style="normal" fo:font-weight="normal" officeooo:rsid="0028634a" officeooo:paragraph-rsid="0028634a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Standard">
      <style:text-properties fo:font-weight="bold" officeooo:rsid="0028634a" officeooo:paragraph-rsid="003eadac" style:font-weight-asian="bold" style:font-weight-complex="bold"/>
    </style:style>
    <style:style style:name="P46" style:family="paragraph" style:parent-style-name="Standard">
      <style:text-properties fo:font-weight="bold" officeooo:rsid="0028634a" officeooo:paragraph-rsid="00461074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1ff408" officeooo:paragraph-rsid="002dd715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1ff408" officeooo:paragraph-rsid="001ff408" style:font-weight-asian="bold" style:font-weight-complex="bold"/>
    </style:style>
    <style:style style:name="P49" style:family="paragraph" style:parent-style-name="Standard" style:list-style-name="L3">
      <style:text-properties fo:font-weight="bold" officeooo:rsid="00266b82" officeooo:paragraph-rsid="00321772" style:font-weight-asian="bold" style:font-weight-complex="bold"/>
    </style:style>
    <style:style style:name="P50" style:family="paragraph" style:parent-style-name="Standard">
      <style:text-properties fo:font-weight="bold" officeooo:rsid="0047fa44" officeooo:paragraph-rsid="0047fa44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24pt" fo:font-weight="bold" officeooo:rsid="0014c185" officeooo:paragraph-rsid="0014c185" style:font-size-asian="24pt" style:font-weight-asian="bold" style:font-size-complex="24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tyle="italic" fo:font-weight="bold" officeooo:rsid="0014c185" officeooo:paragraph-rsid="0014c185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tyle="italic" officeooo:rsid="0014c185" officeooo:paragraph-rsid="0014c185" style:font-style-asian="italic" style:font-style-complex="italic"/>
    </style:style>
    <style:style style:name="P54" style:family="paragraph" style:parent-style-name="Standard">
      <style:paragraph-properties fo:text-align="start" style:justify-single-word="false"/>
      <style:text-properties fo:font-style="italic" officeooo:paragraph-rsid="001de001" style:font-style-asian="italic" style:font-style-complex="italic"/>
    </style:style>
    <style:style style:name="P55" style:family="paragraph" style:parent-style-name="Standard">
      <style:text-properties fo:font-style="italic" officeooo:rsid="0025f7c2" officeooo:paragraph-rsid="0025f7c2" style:font-style-asian="italic" style:font-style-complex="italic"/>
    </style:style>
    <style:style style:name="P56" style:family="paragraph" style:parent-style-name="Standard">
      <style:paragraph-properties fo:text-align="start" style:justify-single-word="false"/>
      <style:text-properties fo:font-style="italic" officeooo:rsid="0022963a" officeooo:paragraph-rsid="0022963a" style:font-style-asian="italic" style:font-style-complex="italic"/>
    </style:style>
    <style:style style:name="P57" style:family="paragraph" style:parent-style-name="Standard">
      <style:paragraph-properties fo:text-align="center" style:justify-single-word="false"/>
      <style:text-properties fo:font-style="normal" fo:font-weight="bold" officeooo:rsid="0014c185" officeooo:paragraph-rsid="0014c185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officeooo:rsid="0015302d" officeooo:paragraph-rsid="0015302d"/>
    </style:style>
    <style:style style:name="P59" style:family="paragraph" style:parent-style-name="Standard">
      <style:paragraph-properties fo:text-align="center" style:justify-single-word="false"/>
      <style:text-properties officeooo:rsid="0015302d" officeooo:paragraph-rsid="0014c185"/>
    </style:style>
    <style:style style:name="P60" style:family="paragraph" style:parent-style-name="Standard">
      <style:paragraph-properties fo:text-align="start" style:justify-single-word="false"/>
      <style:text-properties officeooo:rsid="002bfa89" officeooo:paragraph-rsid="002bfa89"/>
    </style:style>
    <style:style style:name="P61" style:family="paragraph" style:parent-style-name="Standard">
      <style:paragraph-properties fo:text-align="start" style:justify-single-word="false"/>
      <style:text-properties officeooo:rsid="0015d6e2" officeooo:paragraph-rsid="0015d6e2"/>
    </style:style>
    <style:style style:name="P62" style:family="paragraph" style:parent-style-name="Standard">
      <style:paragraph-properties fo:text-align="start" style:justify-single-word="false"/>
      <style:text-properties officeooo:rsid="001de001" officeooo:paragraph-rsid="001de001"/>
    </style:style>
    <style:style style:name="P63" style:family="paragraph" style:parent-style-name="Standard">
      <style:paragraph-properties fo:text-align="start" style:justify-single-word="false"/>
      <style:text-properties officeooo:rsid="002d4c65" officeooo:paragraph-rsid="002d4c65"/>
    </style:style>
    <style:style style:name="P64" style:family="paragraph" style:parent-style-name="Standard">
      <style:paragraph-properties fo:text-align="start" style:justify-single-word="false"/>
      <style:text-properties officeooo:rsid="001ff408" officeooo:paragraph-rsid="002dd715"/>
    </style:style>
    <style:style style:name="P65" style:family="paragraph" style:parent-style-name="Standard">
      <style:text-properties officeooo:rsid="0025f7c2" officeooo:paragraph-rsid="0025f7c2"/>
    </style:style>
    <style:style style:name="P66" style:family="paragraph" style:parent-style-name="Standard">
      <style:text-properties officeooo:rsid="0025f7c2" officeooo:paragraph-rsid="0035312a"/>
    </style:style>
    <style:style style:name="P67" style:family="paragraph" style:parent-style-name="Standard" style:list-style-name="L3">
      <style:text-properties officeooo:rsid="00321772" officeooo:paragraph-rsid="00321772"/>
    </style:style>
    <style:style style:name="P68" style:family="paragraph" style:parent-style-name="Standard" style:list-style-name="L3">
      <style:text-properties officeooo:rsid="00321772" officeooo:paragraph-rsid="00376e9d"/>
    </style:style>
    <style:style style:name="P69" style:family="paragraph" style:parent-style-name="Standard">
      <style:paragraph-properties fo:text-align="start" style:justify-single-word="false"/>
      <style:text-properties officeooo:rsid="0040e329" officeooo:paragraph-rsid="0040e329"/>
    </style:style>
    <style:style style:name="P70" style:family="paragraph" style:parent-style-name="Header">
      <style:paragraph-properties fo:text-align="start" style:justify-single-word="false"/>
      <style:text-properties fo:font-size="8pt" fo:font-weight="bold" officeooo:rsid="004d894e" officeooo:paragraph-rsid="004d894e" style:font-size-asian="8pt" style:font-weight-asian="bold" style:font-size-complex="8pt" style:font-weight-complex="bold"/>
    </style:style>
    <style:style style:name="T1" style:family="text">
      <style:text-properties officeooo:rsid="001e8207"/>
    </style:style>
    <style:style style:name="T2" style:family="text">
      <style:text-properties officeooo:rsid="0028634a"/>
    </style:style>
    <style:style style:name="T3" style:family="text">
      <style:text-properties officeooo:rsid="002bfa89"/>
    </style:style>
    <style:style style:name="T4" style:family="text">
      <style:text-properties officeooo:rsid="0016e4ea"/>
    </style:style>
    <style:style style:name="T5" style:family="text">
      <style:text-properties officeooo:rsid="001de00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02db1" style:font-weight-asian="bold" style:font-weight-complex="bold"/>
    </style:style>
    <style:style style:name="T8" style:family="text">
      <style:text-properties fo:font-weight="bold" officeooo:rsid="00266b82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321772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02db1" style:font-style-asian="italic" style:font-weight-asian="bold" style:font-style-complex="italic" style:font-weight-complex="bold"/>
    </style:style>
    <style:style style:name="T13" style:family="text">
      <style:text-properties officeooo:rsid="002f87fb"/>
    </style:style>
    <style:style style:name="T14" style:family="text">
      <style:text-properties officeooo:rsid="00302db1"/>
    </style:style>
    <style:style style:name="T15" style:family="text">
      <style:text-properties officeooo:rsid="0032177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b70ee"/>
    </style:style>
    <style:style style:name="T18" style:family="text">
      <style:text-properties officeooo:rsid="003eadac"/>
    </style:style>
    <style:style style:name="T19" style:family="text">
      <style:text-properties fo:color="#808080" style:font-name="Liberation Sans2" officeooo:rsid="004d894e" style:font-name-asian="Liberation Sans2" style:font-name-complex="Liberation Sans2"/>
    </style:style>
    <style:style style:name="T20" style:family="text">
      <style:text-properties fo:color="#666666" style:font-name="Liberation Sans2" officeooo:rsid="004d894e" style:font-name-asian="Liberation Sans2" style:font-name-complex="Liberation Sans2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47fa44"/>
    </style:style>
    <style:style style:name="T23" style:family="text">
      <style:text-properties officeooo:rsid="00483281"/>
    </style:style>
    <style:style style:name="T24" style:family="text">
      <style:text-properties officeooo:rsid="004a9a17"/>
    </style:style>
    <style:style style:name="T25" style:family="text">
      <style:text-properties officeooo:rsid="004c5310"/>
    </style:style>
    <style:style style:name="T26" style:family="text">
      <style:text-properties officeooo:rsid="004d894e"/>
    </style:style>
    <style:style style:name="T27" style:family="text">
      <style:text-properties style:font-name="Liberation Sans"/>
    </style:style>
    <style:style style:name="T28" style:family="text">
      <style:text-properties fo:color="#dddddd" style:font-name="Liberation Sans2" officeooo:rsid="004d894e" style:font-name-asian="Liberation Sans2" style:font-name-complex="Liberation Sans2"/>
    </style:style>
    <style:style style:name="T29" style:family="text">
      <style:text-properties fo:color="#b2b2b2" style:font-name="Liberation Sans2" officeooo:rsid="004d894e" style:font-name-asian="Liberation Sans2" style:font-name-complex="Liberation Sans2"/>
    </style:style>
    <style:style style:name="T30" style:family="text">
      <style:text-properties officeooo:rsid="004e2c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Module DOC</text:p>
      <text:p text:style-name="P57">Webservice « wsdoc »</text:p>
      <text:p text:style-name="P52"/>
      <text:p text:style-name="P53"/>
      <text:p text:style-name="P53">Manipulation sur les dossiers et les fichiers </text:p>
      <text:p text:style-name="P53">à travers une interface HTTP / JSON</text:p>
      <text:p text:style-name="P59"/>
      <text:h text:style-name="Heading_20_1" text:outline-level="1">Présentation</text:h>
      <text:p text:style-name="P1">L'interface du webservice est construite autour du protocole HTTP<text:note text:id="ftn1" text:note-class="footnote"><text:note-citation>1</text:note-citation><text:note-body><text:p text:style-name="P10">http://fr.wikipedia.org/wiki/Hypertext_Transfer_Protocol</text:p></text:note-body></text:note>, de requêtes GET/POST et <text:s/>de réponses au format JSON<text:note text:id="ftn2" text:note-class="footnote"><text:note-citation>2</text:note-citation><text:note-body><text:p text:style-name="P10">http://fr.wikipedia.org/wiki/JavaScript_Object_Notation</text:p></text:note-body></text:note>.</text:p>
      <text:p text:style-name="P60"/>
      <text:p text:style-name="P60">Le webservice permet de lister le contenu d'un dossier, déposer ou supprimer des fichiers, créer ou supprimer des dossiers.</text:p>
      <text:p text:style-name="P1"/>
      <text:p text:style-name="P3">Le webservice est intégré au module DOC <text:span text:style-name="T3">à partir de la </text:span>version 4.8.0. </text:p>
      <text:h text:style-name="Heading_20_1" text:outline-level="1">Accès </text:h>
      <text:p text:style-name="P1">L'accès au webservice est contrôlé par un couple identifiant / mot de passe identique à celui utilisé lors de la connexion au portail PLOOPI.</text:p>
      <text:p text:style-name="P1"/>
      <text:p text:style-name="P2">L'accès est également conditionné à l'action n°9 (<text:span text:style-name="T21">« </text:span><text:span text:style-name="T9">Accéder au webservice </text:span><text:span text:style-name="T21">»</text:span>) qui doit être attribuée à un utilisateur ou un groupe d'utilisateur via la gestion des rôles dans les espaces de travail.</text:p>
      <text:p text:style-name="P2"/>
      <text:p text:style-name="P60">Enfin, et c'est une limitation actuelle, l<text:span text:style-name="T4">e module DOC doit être instancié dans </text:span>l'espace par défaut de l'utilisateur.</text:p>
      <text:h text:style-name="Heading_20_1" text:outline-level="1">Prise en main</text:h>
      <text:p text:style-name="P62">L'URL de base du websevice est la suivante :</text:p>
      <text:p text:style-name="P54"/>
      <text:p text:style-name="P54"><text:span text:style-name="T5">http://monploopi/wsdoc/{action}?ploopi_login={login}&amp;ploopi_password={password}</text:span></text:p>
      <text:p text:style-name="P62"/>
      <text:p text:style-name="P63"><text:span text:style-name="T10">action</text:span> est l'action demandée au webservice (ajout de fichier, consultation…).</text:p>
      <text:p text:style-name="P63"><text:span text:style-name="T10">login </text:span>est l'identifiant de l'utilisateur.</text:p>
      <text:p text:style-name="P63"><text:span text:style-name="T10">password </text:span>est le mot de passe de l'utilisateur.</text:p>
      <text:p text:style-name="P63"/>
      <text:p text:style-name="P69">Toutes les actions peuvent être appelées à travers une requête HTTP de type GET ou POST mais la limite de longueur imposée sur les requêtes GET<text:note text:id="ftn0" text:note-class="footnote"><text:note-citation>3</text:note-citation><text:note-body><text:p text:style-name="P13">http://stackoverflow.com/questions/417142/what-is-the-maximum-length-of-a-url-in-different-browsers?answertab=votes#tab-top</text:p></text:note-body></text:note> en limite l'usage notamment pour le dépôt de fichier. L'utilisation de POST est donc recommandé.</text:p>
      <text:p text:style-name="P63"/>
      <text:p text:style-name="P7">La structure des réponses au format JSON est la suivante :</text:p>
      <text:p text:style-name="P8"><text:soft-page-break/></text:p>
      <text:p text:style-name="code">{</text:p>
      <text:p text:style-name="code"><text:tab/>"method_called": "list_modules",</text:p>
      <text:p text:style-name="code"><text:tab/>"error": "0",</text:p>
      <text:p text:style-name="code"><text:tab/>"error_code": "",</text:p>
      <text:p text:style-name="code"><text:tab/>"error_msg": "",</text:p>
      <text:p text:style-name="code"><text:tab/>"data": <text:span text:style-name="T17">{</text:span>...<text:span text:style-name="T17">}</text:span></text:p>
      <text:p text:style-name="code">}</text:p>
      <text:h text:style-name="P12" text:outline-level="1">Sécurité</text:h>
      <text:p text:style-name="P31">Le webservice n'est pas activé par défaut puisqu'il est nécessaire de disposer d'un profil d'utilisateur spécial pour y accéder.</text:p>
      <text:p text:style-name="P31">Il est par contre recommandé de créer un utilisateur spécial pour cet accès dans un espace de travail réservé de manière à pouvoir mettre en place le filtrage d'IP propre aux espaces de travail.</text:p>
      <text:p text:style-name="P31">Il est également recommandé d'utiliser le protocole HTTPS<text:note text:id="ftn3" text:note-class="footnote"><text:note-citation>4</text:note-citation><text:note-body><text:p text:style-name="P14">http://fr.wikipedia.org/wiki/HyperText_Transfer_Protocol_Secure</text:p></text:note-body></text:note> afin de chiffrer le contenu de chaque URL (notamment à cause des identifiants qui sont transmis à chaque requête, mais également du caractère potentiellement sensible des contenus échangés). </text:p>
      <text:h text:style-name="P11" text:outline-level="1">Actions disponibles</text:h>
      <text:h text:style-name="Heading_20_2" text:outline-level="2">list_modules</text:h>
      <text:p text:style-name="P56">Liste les instances de modules accessibles par l'utilisateur connecté.</text:p>
      <text:p text:style-name="P7"/>
      <text:p text:style-name="P47">Paramètres : </text:p>
      <text:p text:style-name="P64"/>
      <text:p text:style-name="P64"><text:tab/>aucun</text:p>
      <text:p text:style-name="P6"/>
      <text:p text:style-name="P48">Résultat :</text:p>
      <text:p text:style-name="P48"/>
      <text:p text:style-name="code">{</text:p>
      <text:p text:style-name="code"><text:s text:c="3"/>"method_called":"actionListModules",</text:p>
      <text:p text:style-name="code"><text:s text:c="3"/>"error":"",</text:p>
      <text:p text:style-name="code"><text:s text:c="3"/>"error_code":"0",</text:p>
      <text:p text:style-name="code"><text:s text:c="3"/>"error_msg":"",</text:p>
      <text:p text:style-name="code"><text:s text:c="3"/>"data":[</text:p>
      <text:p text:style-name="code"><text:s text:c="6"/>{</text:p>
      <text:p text:style-name="code"><text:s text:c="9"/>"id":"6",</text:p>
      <text:p text:style-name="code"><text:s text:c="9"/>"label":"DOC",</text:p>
      <text:p text:style-name="code"><text:s text:c="9"/>"id_module_type":"3",</text:p>
      <text:p text:style-name="code"><text:s text:c="9"/>"id_workspace":"2",</text:p>
      <text:p text:style-name="code"><text:tab/><text:tab/>...</text:p>
      <text:p text:style-name="code"><text:soft-page-break/><text:s text:c="6"/>}</text:p>
      <text:p text:style-name="code"><text:s text:c="3"/>]</text:p>
      <text:p text:style-name="code">}</text:p>
      <text:p text:style-name="P6"/>
      <text:p text:style-name="P45"><text:span text:style-name="T18">Exemple :</text:span></text:p>
      <text:p text:style-name="P41"/>
      <text:p text:style-name="URL"><text:span text:style-name="T18">http://monploopi/wsdoc/list_modules?ploopi_login=test&amp;ploopi_password=test</text:span></text:p>
      <text:h text:style-name="Heading_20_2" text:outline-level="2">list_content</text:h>
      <text:p text:style-name="P30">Retourne le contenu <text:span text:style-name="T2">(fichiers, dossiers) </text:span>d'un dossier.</text:p>
      <text:p text:style-name="P22">Paramètres :</text:p>
      <text:list xml:id="list5449425887006252219" text:style-name="L1">
        <text:list-item>
          <text:p text:style-name="P34"><text:span text:style-name="T10">module_id </text:span>: identifiant de l'instance de module</text:p>
        </text:list-item>
        <text:list-item>
          <text:p text:style-name="P35"><text:span text:style-name="T10">folder_id </text:span>: identifiant du dossier (optionnel, par défaut la racine)</text:p>
        </text:list-item>
      </text:list>
      <text:p text:style-name="Standard"/>
      <text:p text:style-name="P46">Exemple :</text:p>
      <text:p text:style-name="P42"/>
      <text:p text:style-name="P18">http://monploopi/wsdoc/list_content?<text:span text:style-name="T1">ploopi_login=</text:span>test<text:span text:style-name="T1">&amp;ploopi_password=</text:span>test&amp;module_id=2&amp;folder_id=12</text:p>
      <text:p text:style-name="P46"/>
      <text:p text:style-name="P46">Résultat :</text:p>
      <text:p text:style-name="P43"/>
      <text:p text:style-name="code">{</text:p>
      <text:p text:style-name="code"><text:s text:c="3"/>"method_called":"actionListContent",</text:p>
      <text:p text:style-name="code"><text:s text:c="3"/>"error":"",</text:p>
      <text:p text:style-name="code"><text:s text:c="3"/>"error_code":"0",</text:p>
      <text:p text:style-name="code"><text:s text:c="3"/>"error_msg":"",</text:p>
      <text:p text:style-name="code"><text:s text:c="3"/>"data":{</text:p>
      <text:p text:style-name="code"><text:s text:c="6"/>"folders":[</text:p>
      <text:p text:style-name="code"><text:s text:c="9"/>{</text:p>
      <text:p text:style-name="code"><text:s text:c="12"/>"id":"70",</text:p>
      <text:p text:style-name="code"><text:s text:c="12"/>"name":"Dossier de test",</text:p>
      <text:p text:style-name="code"><text:s text:c="12"/>"description":"",</text:p>
      <text:p text:style-name="code"><text:s text:c="12"/>"foldertype":"private",</text:p>
      <text:p text:style-name="code"><text:s text:c="12"/>"readonly":"0",</text:p>
      <text:p text:style-name="code"><text:s text:c="12"/>...</text:p>
      <text:p text:style-name="code"><text:s text:c="9"/>}</text:p>
      <text:p text:style-name="code"><text:s text:c="6"/>],</text:p>
      <text:p text:style-name="code"><text:s text:c="6"/>"files":[</text:p>
      <text:p text:style-name="code"><text:s text:c="9"/>{</text:p>
      <text:p text:style-name="code"><text:s text:c="12"/>"id":"265",</text:p>
      <text:p text:style-name="code"><text:s text:c="12"/>"md5id":"0d5bd8f802581bb9d5159d9b8c451f5c",</text:p>
      <text:p text:style-name="code"><text:s text:c="12"/>"name":"dc5.rtf",</text:p>
      <text:p text:style-name="code"><text:s text:c="12"/>"description":"",</text:p>
      <text:p text:style-name="code"><text:s text:c="12"/>...</text:p>
      <text:p text:style-name="code"><text:s text:c="9"/>}</text:p>
      <text:p text:style-name="code"><text:s text:c="6"/>]</text:p>
      <text:p text:style-name="code"><text:s text:c="3"/>}</text:p>
      <text:p text:style-name="code"><text:soft-page-break/>}</text:p>
      <text:h text:style-name="Heading_20_2" text:outline-level="2">put_file</text:h>
      <text:p text:style-name="P55">Dépose un fichier <text:span text:style-name="T13">dans un dossier.</text:span></text:p>
      <text:p text:style-name="P9"/>
      <text:p text:style-name="P23">Paramètres :</text:p>
      <text:list xml:id="list2315514816069042633" text:style-name="L3">
        <text:list-item>
          <text:p text:style-name="P36"><text:span text:style-name="T10">module_id </text:span>: identifiant de l'instance de module</text:p>
        </text:list-item>
        <text:list-item>
          <text:p text:style-name="P38"><text:span text:style-name="T10">folder_id </text:span>: identifiant du dossier (optionnel, par défaut la racine)</text:p>
        </text:list-item>
        <text:list-item>
          <text:p text:style-name="P36"><text:span text:style-name="T12">file_nam</text:span><text:span text:style-name="T7">e</text:span><text:span text:style-name="T14"> : nom du fichier</text:span></text:p>
        </text:list-item>
        <text:list-item>
          <text:p text:style-name="P36"><text:span text:style-name="T12">file_description</text:span><text:span text:style-name="T14"> : description du fichier (optionnel)</text:span></text:p>
        </text:list-item>
        <text:list-item>
          <text:p text:style-name="P36"><text:span text:style-name="T12">file_readonly</text:span><text:span text:style-name="T14"> : indique si le fichier est en lecture seule (optionnel, valeurs 0/1)</text:span></text:p>
        </text:list-item>
        <text:list-item>
          <text:p text:style-name="P36"><text:span text:style-name="T12">base64</text:span><text:span text:style-name="T14"> : contenu binaire du fichier encodé en base64</text:span></text:p>
        </text:list-item>
        <text:list-item>
          <text:p text:style-name="P36"><text:span text:style-name="T12">crc32</text:span><text:span text:style-name="T14"> : somme de contrôle crc32 du binaire (optionnel)</text:span></text:p>
        </text:list-item>
      </text:list>
      <text:p text:style-name="P40"/>
      <text:p text:style-name="P26">Exemple :</text:p>
      <text:p text:style-name="URL">http://monploopi/wsdoc/put_file?ploopi_login=test&amp;ploopi_password=test&amp;module_id=2&amp;folder_id=12&amp;file_name=test.txt&amp;base64=NDM1OTI5NTE4NCAvIG5pbmljZTA4MDQK&amp;crc32=943997913</text:p>
      <text:p text:style-name="Standard"/>
      <text:p text:style-name="Standard"><text:span text:style-name="T8">Résultat :</text:span></text:p>
      <text:p text:style-name="code">{ </text:p>
      <text:p text:style-name="code">   "method_called":"actionPutFile",</text:p>
      <text:p text:style-name="code">   "error":"",</text:p>
      <text:p text:style-name="code">   "error_code":"0",</text:p>
      <text:p text:style-name="code">   "error_msg":"",</text:p>
      <text:p text:style-name="code">   "data":{ </text:p>
      <text:p text:style-name="code">      "file_id":"25",</text:p>
      <text:p text:style-name="P19">      "file_md5id":"<text:span text:style-name="T25">ac3b</text:span>d8f80<text:span text:style-name="T25">321</text:span>1bb9d5159d9b8c45<text:span text:style-name="T25">d52</text:span>c"</text:p>
      <text:p text:style-name="code">   }</text:p>
      <text:p text:style-name="code">}</text:p>
      <text:p text:style-name="P9"/>
      <text:h text:style-name="Heading_20_2" text:outline-level="2">delete_file</text:h>
      <text:p text:style-name="P9"><text:span text:style-name="T9">Supprime un fichier.</text:span></text:p>
      <text:p text:style-name="P9"><text:span text:style-name="T9"/></text:p>
      <text:p text:style-name="P22">Paramètres :</text:p>
      <text:list xml:id="list135840244258048" text:continue-numbering="true" text:style-name="L3">
        <text:list-item>
          <text:p text:style-name="P37"><text:span text:style-name="T10">module_id </text:span>: identifiant de l'instance de module</text:p>
        </text:list-item>
        <text:list-item>
          <text:p text:style-name="P37"><text:span text:style-name="T11">file_md5id</text:span><text:span text:style-name="T10"> </text:span>: identifiant du <text:span text:style-name="T15">fichier</text:span></text:p>
          <text:p text:style-name="P37"/>
        </text:list-item>
      </text:list>
      <text:p text:style-name="P28">Exemple :</text:p>
      <text:p text:style-name="P16">http://monploopi/wsdoc/<text:span text:style-name="T23">delete</text:span>_file?<text:soft-page-break/>ploopi_login=test&amp;ploopi_password=test&amp;module_id=6&amp;file_md5id=cd1bf39274d678b65860d480c4a0fb26</text:p>
      <text:p text:style-name="Standard"/>
      <text:p text:style-name="Standard"><text:span text:style-name="T6">Résultat </text:span>:</text:p>
      <text:p text:style-name="Standard"/>
      <text:p text:style-name="P19">{ </text:p>
      <text:p text:style-name="P19">   "method_called":"action<text:span text:style-name="T25">Delete</text:span>File",</text:p>
      <text:p text:style-name="P19">   "error":"",</text:p>
      <text:p text:style-name="P19">   "error_code":"0",</text:p>
      <text:p text:style-name="P19">   "error_msg":"",</text:p>
      <text:p text:style-name="P19">   "data":""</text:p>
      <text:p text:style-name="P19">}</text:p>
      <text:h text:style-name="P15" text:outline-level="2">get_file</text:h>
      <text:p text:style-name="P55">Récupère le contenu d'un fichier.</text:p>
      <text:p text:style-name="P9"/>
      <text:p text:style-name="P22">Paramètres :</text:p>
      <text:list xml:id="list135841213997163" text:continue-numbering="true" text:style-name="L3">
        <text:list-item>
          <text:p text:style-name="P37"><text:span text:style-name="T10">module_id </text:span>: identifiant de l'instance de module</text:p>
        </text:list-item>
        <text:list-item>
          <text:p text:style-name="P37"><text:span text:style-name="T11">file_md5id</text:span><text:span text:style-name="T10"> </text:span>: identifiant du <text:span text:style-name="T15">fichier</text:span></text:p>
          <text:p text:style-name="P49"/>
        </text:list-item>
      </text:list>
      <text:p text:style-name="P27">Exemple :</text:p>
      <text:p text:style-name="URL">http://monploopi/wsdoc/get_file?ploopi_login=test&amp;ploopi_password=test&amp;module_id=6&amp;file_md5id=cd1bf39274d678b65860d480c4a0fb26</text:p>
      <text:p text:style-name="Standard"/>
      <text:p text:style-name="P44">Résultat :</text:p>
      <text:p text:style-name="P50"/>
      <text:p text:style-name="code">{</text:p>
      <text:p text:style-name="code"><text:s text:c="3"/>"method_called":"actionGetFile",</text:p>
      <text:p text:style-name="code"><text:s text:c="3"/>"error":"",</text:p>
      <text:p text:style-name="code"><text:s text:c="3"/>"error_code":"0",</text:p>
      <text:p text:style-name="code"><text:s text:c="3"/>"error_msg":"",</text:p>
      <text:p text:style-name="code"><text:s text:c="3"/>"data":{</text:p>
      <text:p text:style-name="code"><text:s text:c="6"/>"id":"264",</text:p>
      <text:p text:style-name="code"><text:s text:c="6"/>"md5id":"cd1bf39274d678b65860d480c4a0fb26",</text:p>
      <text:p text:style-name="code"><text:s text:c="6"/>"name":"<text:span text:style-name="T22">test</text:span>.txt",</text:p>
      <text:p text:style-name="code"><text:s text:c="6"/>"description":"",</text:p>
      <text:p text:style-name="code"><text:tab/> <text:s text:c="2"/>...</text:p>
      <text:p text:style-name="code"><text:s text:c="6"/>"base64":"NDM1OTI5NTE4NCAvIG5pbmljZTA4MDQK",</text:p>
      <text:p text:style-name="code"><text:s text:c="6"/>"crc32":"943997913"</text:p>
      <text:p text:style-name="code"><text:s text:c="3"/>}</text:p>
      <text:p text:style-name="code">}</text:p>
      <text:h text:style-name="P15" text:outline-level="2">create_folder</text:h>
      <text:p text:style-name="P66"><text:span text:style-name="T9">Crée un dossier.</text:span></text:p>
      <text:p text:style-name="P9"><text:soft-page-break/></text:p>
      <text:p text:style-name="P22">Paramètres :</text:p>
      <text:list xml:id="list135840565222817" text:continue-numbering="true" text:style-name="L3">
        <text:list-item>
          <text:p text:style-name="P37"><text:span text:style-name="T10">module_id </text:span>: identifiant de l'instance de module</text:p>
        </text:list-item>
        <text:list-item>
          <text:p text:style-name="P37"><text:span text:style-name="T10">folder_id </text:span>: identifiant du dossier (optionnel, par défaut la racine)</text:p>
        </text:list-item>
        <text:list-item>
          <text:p text:style-name="P67"><text:span text:style-name="T10">folder_name</text:span><text:span text:style-name="T6"> </text:span>: nom du dossier</text:p>
        </text:list-item>
        <text:list-item>
          <text:p text:style-name="P67"><text:span text:style-name="T10">folder_description</text:span><text:span text:style-name="T6"> </text:span><text:span text:style-name="T16">:</text:span> description du dossier (optionnel)</text:p>
        </text:list-item>
        <text:list-item>
          <text:p text:style-name="P67"><text:span text:style-name="T10">folder_type</text:span> : <text:s/>type de dossier (optionnel, valeurs  public/private, public par défaut)</text:p>
        </text:list-item>
        <text:list-item>
          <text:p text:style-name="P67"><text:span text:style-name="T10">folder_readonly</text:span> : <text:span text:style-name="T14">indique si le d</text:span>ossier <text:span text:style-name="T14">est en lecture seule (optionnel, valeurs 0/1)</text:span></text:p>
          <text:p text:style-name="P67"/>
        </text:list-item>
      </text:list>
      <text:p text:style-name="P28">Exemple :</text:p>
      <text:p text:style-name="P16">http://monploopi/wsdoc/<text:span text:style-name="T23">create_folder</text:span>?ploopi_login=test&amp;ploopi_password=test&amp;module_id=6&amp;<text:span text:style-name="T23">folder_id=6&amp;folder_name=test&amp;folder_type=private</text:span></text:p>
      <text:p text:style-name="P24"/>
      <text:p text:style-name="P24">Résultat :</text:p>
      <text:p text:style-name="code">{</text:p>
      <text:p text:style-name="code"><text:s text:c="3"/>"method_called":"actionCreateFolder",</text:p>
      <text:p text:style-name="code"><text:s text:c="3"/>"error":"",</text:p>
      <text:p text:style-name="code"><text:s text:c="3"/>"error_code":"0",</text:p>
      <text:p text:style-name="code"><text:s text:c="3"/>"error_msg":"",</text:p>
      <text:p text:style-name="code"><text:s text:c="3"/>"data":{</text:p>
      <text:p text:style-name="code"><text:s text:c="6"/>"folder_id":"65"</text:p>
      <text:p text:style-name="code"><text:s text:c="3"/>}</text:p>
      <text:p text:style-name="code">}</text:p>
      <text:h text:style-name="P15" text:outline-level="2">delete_folder</text:h>
      <text:p text:style-name="P55">Supprime un dossier.</text:p>
      <text:p text:style-name="P9"/>
      <text:p text:style-name="P22">Paramètres :</text:p>
      <text:list xml:id="list135841632561255" text:continue-numbering="true" text:style-name="L3">
        <text:list-item>
          <text:p text:style-name="P39"><text:span text:style-name="T10">module_id </text:span>: identifiant de l'instance de module</text:p>
        </text:list-item>
        <text:list-item>
          <text:p text:style-name="P39"><text:span text:style-name="T10">folder_id </text:span>: identifiant du dossier</text:p>
          <text:p text:style-name="P68"/>
        </text:list-item>
      </text:list>
      <text:p text:style-name="P29">Exemple :</text:p>
      <text:p text:style-name="P17">http://monploopi/wsdoc/<text:span text:style-name="T24">delete_folder</text:span>?ploopi_login=test&amp;ploopi_password=test&amp;module_id=6&amp;<text:span text:style-name="T23">folder_id=15</text:span></text:p>
      <text:p text:style-name="P25"/>
      <text:p text:style-name="P32"><text:span text:style-name="T8">Résultat :</text:span></text:p>
      <text:p text:style-name="P21"><text:soft-page-break/>{ </text:p>
      <text:p text:style-name="P21">   "method_called":"action<text:span text:style-name="T25">Delete</text:span>F<text:span text:style-name="T30">older</text:span>",</text:p>
      <text:p text:style-name="P21">   "error":"",</text:p>
      <text:p text:style-name="P21">   "error_code":"0",</text:p>
      <text:p text:style-name="P21">   "error_msg":"",</text:p>
      <text:p text:style-name="P21">   "data":""</text:p>
      <text:p text:style-name="P20">}</text:p>
      <text:h text:style-name="Heading_20_1" text:outline-level="1">Codes d'erreur</text:h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1</text:p>
          </table:table-cell>
          <table:table-cell table:style-name="Tableau1.B1" office:value-type="string">
            <text:p text:style-name="P4">L'action demandée n'existe pas</text:p>
          </table:table-cell>
        </table:table-row>
        <table:table-row>
          <table:table-cell table:style-name="Tableau1.A2" office:value-type="string">
            <text:p text:style-name="P5">2</text:p>
          </table:table-cell>
          <table:table-cell table:style-name="Tableau1.B2" office:value-type="string">
            <text:p text:style-name="P4">Il manque au moins un paramètre</text:p>
          </table:table-cell>
        </table:table-row>
        <table:table-row>
          <table:table-cell table:style-name="Tableau1.A2" office:value-type="string">
            <text:p text:style-name="P5">10</text:p>
          </table:table-cell>
          <table:table-cell table:style-name="Tableau1.B2" office:value-type="string">
            <text:p text:style-name="P4">Fichier non trouvé dans la base de données</text:p>
          </table:table-cell>
        </table:table-row>
        <table:table-row>
          <table:table-cell table:style-name="Tableau1.A2" office:value-type="string">
            <text:p text:style-name="P5">11</text:p>
          </table:table-cell>
          <table:table-cell table:style-name="Tableau1.B2" office:value-type="string">
            <text:p text:style-name="P4">Fichier non trouvé sur le système de fichiers</text:p>
          </table:table-cell>
        </table:table-row>
        <table:table-row>
          <table:table-cell table:style-name="Tableau1.A2" office:value-type="string">
            <text:p text:style-name="P5">12</text:p>
          </table:table-cell>
          <table:table-cell table:style-name="Tableau1.B2" office:value-type="string">
            <text:p text:style-name="P4">Erreur dans la vérification de la somme de contrôle lors du transfert des données</text:p>
          </table:table-cell>
        </table:table-row>
        <table:table-row>
          <table:table-cell table:style-name="Tableau1.A2" office:value-type="string">
            <text:p text:style-name="P5">13</text:p>
          </table:table-cell>
          <table:table-cell table:style-name="Tableau1.B2" office:value-type="string">
            <text:p text:style-name="P4">Impossible d'écrire ou modifier ce fichier</text:p>
          </table:table-cell>
        </table:table-row>
        <table:table-row>
          <table:table-cell table:style-name="Tableau1.A2" office:value-type="string">
            <text:p text:style-name="P5">20</text:p>
          </table:table-cell>
          <table:table-cell table:style-name="Tableau1.B2" office:value-type="string">
            <text:p text:style-name="P4">Dossier non trouvé</text:p>
          </table:table-cell>
        </table:table-row>
        <table:table-row>
          <table:table-cell table:style-name="Tableau1.A2" office:value-type="string">
            <text:p text:style-name="P5">21</text:p>
          </table:table-cell>
          <table:table-cell table:style-name="Tableau1.B2" office:value-type="string">
            <text:p text:style-name="P4">Impossible d'écrire ou modifier ce dossier</text:p>
          </table:table-cell>
        </table:table-row>
        <table:table-row>
          <table:table-cell table:style-name="Tableau1.A2" office:value-type="string">
            <text:p text:style-name="P5">22</text:p>
          </table:table-cell>
          <table:table-cell table:style-name="Tableau1.B2" office:value-type="string">
            <text:p text:style-name="P4">Dossier non vide</text:p>
          </table:table-cell>
        </table:table-row>
        <table:table-row>
          <table:table-cell table:style-name="Tableau1.A2" office:value-type="string">
            <text:p text:style-name="P5">98</text:p>
          </table:table-cell>
          <table:table-cell table:style-name="Tableau1.B2" office:value-type="string">
            <text:p text:style-name="P4">Utilisateur non autorisé</text:p>
          </table:table-cell>
        </table:table-row>
        <table:table-row>
          <table:table-cell table:style-name="Tableau1.A2" office:value-type="string">
            <text:p text:style-name="P5">99</text:p>
          </table:table-cell>
          <table:table-cell table:style-name="Tableau1.B2" office:value-type="string">
            <text:p text:style-name="P4">Aucun utilisateur connecté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, Menlo, Monaco, Consolas, 'Courier New', monospace"/>
    <style:font-face style:name="FreeSans1" svg:font-family="FreeSans" style:font-family-generic="swiss"/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Gras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shadow="none"/>
      <style:text-properties style:font-name="Liberation Mono1" fo:font-family="'Liberation Mono'" style:font-style-name="Gras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Preformatted_20_Text" style:master-page-name="">
      <style:paragraph-properties style:page-number="auto" fo:background-color="#dddddd" fo:padding="0.499cm" fo:border="0.06pt dotted #808080" style:shadow="none">
        <style:background-image/>
      </style:paragraph-properties>
    </style:style>
    <style:style style:name="URL" style:family="paragraph" style:parent-style-name="Preformatted_20_Text">
      <style:paragraph-properties fo:background-color="#ffff99" fo:padding="0.199cm" fo:border="0.06pt solid #ffffff" style:shadow="none">
        <style:background-image/>
      </style:paragraph-properties>
      <style:text-properties fo:color="#0000ff" style:text-underline-style="dotted" style:text-underline-width="auto" style:text-underline-color="font-colo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weight="bold" officeooo:rsid="004d894e" officeooo:paragraph-rsid="004d894e" style:font-size-asian="8pt" style:font-weight-asian="bold" style:font-size-complex="8pt" style:font-weight-complex="bold"/>
    </style:style>
    <style:style style:name="MP2" style:family="paragraph" style:parent-style-name="Text_20_body">
      <style:paragraph-properties fo:text-align="justify" style:justify-single-word="false">
        <style:tab-stops>
          <style:tab-stop style:position="16.999cm" style:type="right"/>
        </style:tab-stops>
      </style:paragraph-properties>
      <style:text-properties style:font-name="Liberation Sans" fo:font-size="8pt" fo:font-weight="bold" officeooo:paragraph-rsid="004d894e" style:font-size-asian="8pt" style:font-weight-asian="bold" style:font-size-complex="8pt" style:font-weight-complex="bold"/>
    </style:style>
    <style:style style:name="MT1" style:family="text">
      <style:text-properties style:font-name="Liberation Sans"/>
    </style:style>
    <style:style style:name="MT2" style:family="text">
      <style:text-properties fo:color="#666666" style:font-name="Liberation Sans2" officeooo:rsid="004d894e" style:font-name-asian="Liberation Sans2" style:font-name-complex="Liberation Sans2"/>
    </style:style>
    <style:style style:name="MT3" style:family="text">
      <style:text-properties fo:color="#808080" style:font-name="Liberation Sans2" officeooo:rsid="004d894e" style:font-name-asian="Liberation Sans2" style:font-name-complex="Liberation Sans2"/>
    </style:style>
    <style:style style:name="MT4" style:family="text">
      <style:text-properties fo:color="#b2b2b2" style:font-name="Liberation Sans2" officeooo:rsid="004d894e" style:font-name-asian="Liberation Sans2" style:font-name-complex="Liberation Sans2"/>
    </style:style>
    <style:style style:name="MT5" style:family="text">
      <style:text-properties fo:color="#dddddd" style:font-name="Liberation Sans2" officeooo:rsid="004d894e" style:font-name-asian="Liberation Sans2" style:font-name-complex="Liberation Sans2"/>
    </style:style>
    <style:style style:name="MT6" style:family="text">
      <style:text-properties officeooo:rsid="004d89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ule DOC - Webservice « wsdoc » <text:tab/><text:tab/></text:span>OVENSIA 2015</text:p>
      </style:header>
      <style:footer>
        <text:p text:style-name="MP2"><text:span text:style-name="MT2">█</text:span><text:span text:style-name="MT3">█</text:span><text:span text:style-name="MT4">█</text:span><text:span text:style-name="MT5">█</text:span> <text:tab/><text:span text:style-name="MT6">page </text:span><text:span text:style-name="MT6"><text:page-number text:select-page="current">7</text:page-number></text:span><text:span text:style-name="MT6"> <text:s/></text:span><text:span text:style-name="MT5">█</text:span><text:span text:style-name="MT4">█</text:span><text:span text:style-name="MT3">█</text:span><text:span text:style-name="MT2">█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5:15:10.986474670</meta:creation-date>
    <dc:date>2015-01-31T13:58:39.641925015</dc:date>
    <meta:editing-duration>PT23H17M30S</meta:editing-duration>
    <meta:editing-cycles>52</meta:editing-cycles>
    <meta:generator>LibreOffice/4.2.7.2$Linux_X86_64 LibreOffice_project/420m0$Build-2</meta:generator>
    <dc:creator>Ovensia </dc:creator>
    <meta:document-statistic meta:table-count="1" meta:image-count="0" meta:object-count="0" meta:page-count="7" meta:paragraph-count="219" meta:word-count="807" meta:character-count="7067" meta:non-whitespace-character-count="6058"/>
  </office:meta>
</office:document-meta>
</file>